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1F00000067397EEB86.png" manifest:media-type="image/png"/>
  <manifest:file-entry manifest:full-path="Pictures/10000201000004000000030058162FA2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549cm" style:rel-column-width="9825*"/>
    </style:style>
    <style:style style:name="Tableau1.C" style:family="table-column">
      <style:table-column-properties style:column-width="5.101cm" style:rel-column-width="19664*"/>
    </style:style>
    <style:style style:name="Tableau1.D" style:family="table-column">
      <style:table-column-properties style:column-width="6.802cm" style:rel-column-width="26221*"/>
    </style:style>
    <style:style style:name="Tableau1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549cm" style:rel-column-width="9825*"/>
    </style:style>
    <style:style style:name="Tableau5.C" style:family="table-column">
      <style:table-column-properties style:column-width="11.903cm" style:rel-column-width="45885*"/>
    </style:style>
    <style:style style:name="Tableau5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2.549cm" style:rel-column-width="9825*"/>
    </style:style>
    <style:style style:name="Tableau6.C" style:family="table-column">
      <style:table-column-properties style:column-width="11.903cm" style:rel-column-width="45885*"/>
    </style:style>
    <style:style style:name="Tableau6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001cm" style:rel-column-width="26987*"/>
    </style:style>
    <style:style style:name="Tableau2.B" style:family="table-column">
      <style:table-column-properties style:column-width="9.999cm" style:rel-column-width="38548*"/>
    </style:style>
    <style:style style:name="Tableau2.A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bottom="0.002cm 0.088cm 0.002cm" fo:padding="0.097cm" fo:border-left="0.05pt solid #000000" fo:border-right="none" fo:border-top="none" fo:border-bottom="2.6pt double #000000">
        <style:background-image/>
      </style:table-cell-properties>
    </style:style>
    <style:style style:name="Tableau2.B2" style:family="table-cell">
      <style:table-cell-properties style:vertical-align="middle" style:border-line-width-bottom="0.002cm 0.088cm 0.002cm" fo:padding="0.097cm" fo:border-left="0.05pt solid #000000" fo:border-right="0.05pt solid #000000" fo:border-top="none" fo:border-bottom="2.6pt double #000000"/>
    </style:style>
    <style:style style:name="Tableau2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/>
    </style:style>
    <style:style style:name="Tableau7.A" style:family="table-column">
      <style:table-column-properties style:column-width="8.999cm" style:rel-column-width="5102*"/>
    </style:style>
    <style:style style:name="Tableau7.B" style:family="table-column">
      <style:table-column-properties style:column-width="2cm" style:rel-column-width="1134*"/>
    </style:style>
    <style:style style:name="Tableau7.C" style:family="table-column">
      <style:table-column-properties style:column-width="3.2cm" style:rel-column-width="1814*"/>
    </style:style>
    <style:style style:name="Tableau7.D" style:family="table-column">
      <style:table-column-properties style:column-width="2.3cm" style:rel-column-width="1304*"/>
    </style:style>
    <style:style style:name="Tableau7.A1" style:family="table-cell">
      <style:table-cell-properties style:vertical-align="middle" fo:background-color="#4c4c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D1" style:family="table-cell">
      <style:table-cell-properties style:vertical-align="middle" fo:background-color="#4c4c4c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4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au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4" style:family="table-cell">
      <style:table-cell-properties style:vertical-align="middle"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1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H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/>
    </style:style>
    <style:style style:name="P8" style:family="paragraph" style:parent-style-name="Frame_20_contents">
      <style:paragraph-properties fo:margin-left="0.3cm" fo:margin-right="0.3cm" fo:margin-top="0.3cm" fo:margin-bottom="0cm" fo:text-indent="0cm" style:auto-text-indent="false" fo:background-color="transparent">
        <style:background-image/>
      </style:paragraph-properties>
      <style:text-properties fo:font-variant="small-caps" fo:color="#ffffff" fo:font-size="10pt" style:font-size-asian="10pt" style:font-size-complex="10pt"/>
    </style:style>
    <style:style style:name="P9" style:family="paragraph" style:parent-style-name="Title" style:master-page-name="">
      <style:paragraph-properties fo:margin-left="0.3cm" fo:margin-right="0.3cm" fo:margin-top="0.3cm" fo:margin-bottom="0.3cm" fo:text-align="start" style:justify-single-word="false" fo:text-indent="0cm" style:auto-text-indent="false" style:page-number="auto"/>
      <style:text-properties fo:color="#ffffff" style:font-name="DejaVu Serif Condensed1" fo:font-size="34pt"/>
    </style:style>
    <style:style style:name="P10" style:family="paragraph" style:parent-style-name="Title" style:master-page-name="">
      <style:paragraph-properties fo:margin-top="0.6cm" fo:margin-bottom="0.6cm" style:page-number="auto" style:shadow="none"/>
      <style:text-properties fo:color="#ffffff" fo:font-size="18pt" style:font-size-asian="18pt" style:font-size-complex="18pt"/>
    </style:style>
    <style:style style:name="P11" style:family="paragraph" style:parent-style-name="Title">
      <style:paragraph-properties fo:margin-top="0.45cm" fo:margin-bottom="0.45cm"/>
      <style:text-properties fo:color="#ffffff"/>
    </style:style>
    <style:style style:name="P12" style:family="paragraph" style:parent-style-name="Table_20_Contents">
      <style:paragraph-properties fo:margin-left="0.199cm" fo:margin-right="0cm" fo:text-indent="0cm" style:auto-text-indent="false"/>
    </style:style>
    <style:style style:name="P13" style:family="paragraph" style:parent-style-name="Table_20_Contents">
      <style:paragraph-properties fo:margin-left="0.199cm" fo:margin-right="0cm" fo:text-align="start" style:justify-single-word="false" fo:text-indent="0cm" style:auto-text-indent="false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Titre_20_hors_20_contenu" style:master-page-name="Standard">
      <style:paragraph-properties style:page-number="auto"/>
    </style:style>
    <style:style style:name="P19" style:family="paragraph" style:parent-style-name="Heading_20_1" style:master-page-name="Standard">
      <style:paragraph-properties style:page-number="auto"/>
    </style:style>
    <style:style style:name="P20" style:family="paragraph" style:parent-style-name="Heading_20_1" style:master-page-name="Landscape">
      <style:paragraph-properties style:page-number="auto"/>
    </style:style>
    <style:style style:name="P21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variant="small-caps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variant="small-caps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font-variant="small-caps" fo:color="#ffffff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variant="small-caps" fo:color="#ffffff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.499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1" style:family="paragraph" style:parent-style-name="Text_20_body" style:master-page-name="First_20_Page">
      <style:paragraph-properties style:page-number="auto"/>
    </style:style>
    <style:style style:name="P32" style:family="paragraph" style:parent-style-name="Text_20_body" style:list-style-name="L1"/>
    <style:style style:name="P33" style:family="paragraph" style:parent-style-name="Text_20_body" style:list-style-name="L2"/>
    <style:style style:name="P34" style:family="paragraph" style:parent-style-name="Text_20_body">
      <style:paragraph-properties fo:margin-left="0.499cm" fo:margin-right="0cm" fo:text-align="justify" style:justify-single-word="false" fo:text-indent="0cm" style:auto-text-indent="false"/>
      <style:text-properties fo:font-size="10pt" style:font-size-asian="10pt" style:font-size-complex="10pt"/>
    </style:style>
    <style:style style:name="P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36" style:family="paragraph">
      <style:paragraph-properties fo:text-align="center"/>
    </style:style>
    <style:style style:name="T1" style:family="text">
      <style:text-properties fo:font-variant="small-cap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ff00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background-color="#006699" style:background-transparency="0%" fo:padding-left="4.001cm" fo:padding-right="0cm" fo:padding-top="0cm" fo:padding-bottom="0cm" fo:border-left="0.06pt solid #006699" fo:border-right="0.99pt solid #ffffff" fo:border-top="0.99pt solid #ffffff" fo:border-bottom="0.99pt solid #ffff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6666" style:background-transparency="0%" fo:padding="0cm" fo:border-left="none" fo:border-right="none" fo:border-top="0.99pt solid #ffffff" fo:border-bottom="0.99pt solid #ffffff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background-color="#006699" style:background-transparency="100%" fo:padding-left="0cm" fo:padding-right="0cm" fo:padding-top="2cm" fo:padding-bottom="0cm" fo:border-left="0.99pt solid #ffffff" fo:border-right="none" fo:border-top="0.51pt solid #ff8080" fo:border-bottom="0.99pt solid #ffffff" style:shadow="none">
        <style:background-image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ge" style:horizontal-pos="center" style:horizontal-rel="page" fo:background-color="#006699" style:background-transparency="0%" fo:padding="0cm" fo:border-left="0.99pt solid #ffffff" fo:border-right="0.99pt solid #ffffff" fo:border-top="0.99pt solid #ffffff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99pt solid #ffffff" style:shadow="none">
        <style:background-image xlink:href="Pictures/10000201000004000000030058162FA2.png" xlink:type="simple" xlink:actuate="onLoad" style:repeat="stretch" draw:opacity="100%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ffffff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8">
      <number:year number:style="long"/>
    </number:date-style>
  </office:automatic-styles>
  <office:body>
    <office:text text:use-soft-page-breaks="true">
      <text:variable-decls>
        <text:variable-decl office:value-type="string" text:name="Référence"/>
        <text:variable-decl office:value-type="string" text:name="Prestataire"/>
        <text:variable-decl office:value-type="string" text:name="Cli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_couverture_titre_principal" text:anchor-type="page" text:anchor-page-number="1" svg:x="0cm" svg:y="7.001cm" svg:width="17cm" svg:height="2cm" draw:z-index="2">
        <draw:text-box>
          <text:p text:style-name="P11"><text:title>Demande de pestation d'AMO</text:title></text:p>
        </draw:text-box>
      </draw:frame>
      <draw:frame draw:style-name="fr2" draw:name="Cadre2" text:anchor-type="page" text:anchor-page-number="1" svg:x="14cm" svg:y="22.699cm" svg:width="7.001cm" svg:height="5.001cm" draw:z-index="3">
        <draw:text-box>
          <text:p text:style-name="P7"><text:variable-set text:name="Client" office:value-type="string">Garmir Khatch</text:variable-set> - <text:variable-set text:name="Prestataire" office:value-type="string">AmuFsi2014B</text:variable-set></text:p>
          <text:p text:style-name="P8">Référence : <text:variable-set text:name="Référence" office:value-type="string">GK-AF2014-AMO-CR-002</text:variable-set></text:p>
          <text:p text:style-name="P8">Date : <text:date style:data-style-name="N84" text:date-value="2014-02-18T12:36:27.99">2014-02-18</text:date></text:p>
          <text:p text:style-name="P8">Version : <text:user-defined style:data-style-name="N0" text:name="Numéro du document">1.2</text:user-defined></text:p>
        </draw:text-box>
      </draw:frame>
      <draw:frame draw:style-name="fr3" draw:name="Cadre_couverture_date" text:anchor-type="page" text:anchor-page-number="1" svg:x="14.3cm" svg:y="0cm" svg:width="6.699cm" svg:height="4.001cm" draw:z-index="5">
        <draw:text-box>
          <text:p text:style-name="P9"><text:date style:data-style-name="N108" text:date-value="2014-02-18T12:36:27.99">2014</text:date></text:p>
        </draw:text-box>
      </draw:frame>
      <draw:frame draw:style-name="fr4" draw:name="Cadre4" text:anchor-type="page" text:anchor-page-number="1" svg:y="20.699cm" svg:width="13cm" svg:height="2cm" draw:z-index="6">
        <draw:text-box>
          <text:p text:style-name="P10"><text:subject>Compte rendu de réunion du 2014-02-14</text:subject></text:p>
        </draw:text-box>
      </draw:frame>
      <draw:frame draw:style-name="fr5" draw:name="Cadre5" text:anchor-type="page" text:anchor-page-number="1" svg:x="4.001cm" svg:y="9.999cm" svg:width="13cm" svg:height="9.7cm" draw:z-index="7">
        <draw:text-box>
          <text:p text:style-name="Frame_20_contents"/>
        </draw:text-box>
      </draw:frame>
      <draw:line text:anchor-type="page" text:anchor-page-number="1" draw:z-index="1" draw:style-name="gr2" draw:text-style-name="P36" svg:x1="14.301cm" svg:y1="20.702cm" svg:x2="14.35cm" svg:y2="7.001cm">
        <text:p/>
      </draw:line>
      <draw:line text:anchor-type="page" text:anchor-page-number="1" draw:z-index="4" draw:style-name="gr2" draw:text-style-name="P36" svg:x1="14.3cm" svg:y1="29.701cm" svg:x2="14.304cm" svg:y2="27.7cm">
        <text:p/>
      </draw:line>
      <text:p text:style-name="P31"><draw:rect text:anchor-type="paragraph" draw:z-index="0" draw:style-name="gr1" draw:text-style-name="P36" svg:width="7.002cm" svg:height="29.701cm" svg:x="11.998cm" svg:y="-2cm"><text:p/></draw:rect></text:p>
      <text:p text:style-name="P18"><text:bookmark-start text:name="__RefHeading__1463_435481345"/>Historique des modifications<text:bookmark-end text:name="__RefHeading__1463_435481345"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row>
          <table:table-cell table:style-name="Tableau1.A1" office:value-type="string">
            <text:p text:style-name="P5">Version</text:p>
          </table:table-cell>
          <table:table-cell table:style-name="Tableau1.A1" office:value-type="string">
            <text:p text:style-name="P5">Date</text:p>
          </table:table-cell>
          <table:table-cell table:style-name="Tableau1.A1" office:value-type="string">
            <text:p text:style-name="P5">Auteur</text:p>
          </table:table-cell>
          <table:table-cell table:style-name="Tableau1.D1" office:value-type="string">
            <text:p text:style-name="P5">Sujet de la modification</text:p>
          </table:table-cell>
        </table:table-row>
        <table:table-row>
          <table:table-cell table:style-name="Tableau1.A2" office:value-type="string">
            <text:p text:style-name="P4">1.0</text:p>
          </table:table-cell>
          <table:table-cell table:style-name="Tableau1.A2" office:value-type="string">
            <text:p text:style-name="P4">2014-02-03</text:p>
          </table:table-cell>
          <table:table-cell table:style-name="Tableau1.C4" office:value-type="string">
            <text:p text:style-name="P13"><text:span text:style-name="T1">Cadon</text:span> Mehdi-Jonathan</text:p>
          </table:table-cell>
          <table:table-cell table:style-name="Tableau1.D4" office:value-type="string">
            <text:p text:style-name="P12">Création du document</text:p>
          </table:table-cell>
        </table:table-row>
        <table:table-row>
          <table:table-cell table:style-name="Tableau1.A2" office:value-type="string">
            <text:p text:style-name="P4">1.1</text:p>
          </table:table-cell>
          <table:table-cell table:style-name="Tableau1.A2" office:value-type="string">
            <text:p text:style-name="P4">2014-02-14</text:p>
          </table:table-cell>
          <table:table-cell table:style-name="Tableau1.A2" office:value-type="string">
            <text:p text:style-name="P13"><text:span text:style-name="T1">Toure</text:span> Ahoua Khady</text:p>
          </table:table-cell>
          <table:table-cell table:style-name="Tableau1.D3" office:value-type="string">
            <text:p text:style-name="P12"/>
          </table:table-cell>
        </table:table-row>
        <table:table-row>
          <table:table-cell table:style-name="Tableau1.B4" office:value-type="string">
            <text:p text:style-name="P4">1.2</text:p>
          </table:table-cell>
          <table:table-cell table:style-name="Tableau1.B4" office:value-type="string">
            <text:p text:style-name="P4">2014-02-17</text:p>
          </table:table-cell>
          <table:table-cell table:style-name="Tableau1.C4" office:value-type="string">
            <text:p text:style-name="P13"><text:span text:style-name="T1">Cadon</text:span> Mehdi-Jonathan</text:p>
          </table:table-cell>
          <table:table-cell table:style-name="Tableau1.D4" office:value-type="string">
            <text:p text:style-name="P12"/>
          </table:table-cell>
        </table:table-row>
      </table:table>
      <text:p text:style-name="Titre_20_hors_20_contenu">Approbation</text:p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office:value-type="string">
            <text:p text:style-name="P5">Version</text:p>
          </table:table-cell>
          <table:table-cell table:style-name="Tableau5.A1" office:value-type="string">
            <text:p text:style-name="P5">Date</text:p>
          </table:table-cell>
          <table:table-cell table:style-name="Tableau5.C1" office:value-type="string">
            <text:p text:style-name="P5">Acteur(s)</text:p>
          </table:table-cell>
        </table:table-row>
        <table:table-row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C2" office:value-type="string">
            <text:p text:style-name="P13"/>
          </table:table-cell>
        </table:table-row>
      </table:table>
      <text:p text:style-name="Titre_20_hors_20_contenu">Validation</text:p>
      <table:table table:name="Tableau6" table:style-name="Tableau6">
        <table:table-column table:style-name="Tableau6.A" table:number-columns-repeated="2"/>
        <table:table-column table:style-name="Tableau6.C"/>
        <table:table-row>
          <table:table-cell table:style-name="Tableau6.A1" office:value-type="string">
            <text:p text:style-name="P5">Version</text:p>
          </table:table-cell>
          <table:table-cell table:style-name="Tableau6.A1" office:value-type="string">
            <text:p text:style-name="P5">Date</text:p>
          </table:table-cell>
          <table:table-cell table:style-name="Tableau6.C1" office:value-type="string">
            <text:p text:style-name="P5">Acteur(s)</text:p>
          </table:table-cell>
        </table:table-row>
        <table:table-row>
          <table:table-cell table:style-name="Tableau6.A2" office:value-type="string">
            <text:p text:style-name="P4"/>
          </table:table-cell>
          <table:table-cell table:style-name="Tableau6.A2" office:value-type="string">
            <text:p text:style-name="P4"/>
          </table:table-cell>
          <table:table-cell table:style-name="Tableau6.C2" office:value-type="string">
            <text:p text:style-name="P13"/>
          </table:table-cell>
        </table:table-row>
      </table:table>
      <text:p text:style-name="Titre_20_hors_20_contenu">Contacts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Nom &amp; prénom(s)</text:p>
          </table:table-cell>
          <table:table-cell table:style-name="Tableau2.B1" office:value-type="string">
            <text:p text:style-name="P5">E-mail(s)</text:p>
          </table:table-cell>
        </table:table-row>
        <table:table-row>
          <table:table-cell table:style-name="Tableau2.A2" office:value-type="string">
            <text:p text:style-name="P6"><text:span text:style-name="T1">Agopian</text:span> Roland</text:p>
          </table:table-cell>
          <table:table-cell table:style-name="Tableau2.B2" office:value-type="string">
            <text:p text:style-name="P6">roland.agopian@univ-amu.fr</text:p>
          </table:table-cell>
        </table:table-row>
        <table:table-row>
          <table:table-cell table:style-name="Tableau2.A3" office:value-type="string">
            <text:p text:style-name="P6"><text:span text:style-name="T1">Balde</text:span> Ibrahima Sory</text:p>
          </table:table-cell>
          <table:table-cell table:style-name="Tableau2.B7" office:value-type="string">
            <text:p text:style-name="P6">ibbaldes@yahoo.fr</text:p>
          </table:table-cell>
        </table:table-row>
        <table:table-row>
          <table:table-cell table:style-name="Tableau2.A3" office:value-type="string">
            <text:p text:style-name="P6"><text:span text:style-name="T1">Cadon</text:span> Mehdi-Jonathan</text:p>
          </table:table-cell>
          <table:table-cell table:style-name="Tableau2.B7" office:value-type="string">
            <text:p text:style-name="P6">mehdi-jonathan@hotmail.fr</text:p>
          </table:table-cell>
        </table:table-row>
        <table:table-row>
          <table:table-cell table:style-name="Tableau2.A7" office:value-type="string">
            <text:p text:style-name="P4"><text:span text:style-name="T1">Gairoard</text:span> Lionel</text:p>
          </table:table-cell>
          <table:table-cell table:style-name="Tableau2.B7" office:value-type="string">
            <text:p text:style-name="P6">lionel.gairoard@gmail.com</text:p>
          </table:table-cell>
        </table:table-row>
        <table:table-row>
          <table:table-cell table:style-name="Tableau2.A7" office:value-type="string">
            <text:p text:style-name="P4"><text:span text:style-name="T1">Pachy</text:span> Ravi</text:p>
          </table:table-cell>
          <table:table-cell table:style-name="Tableau2.B7" office:value-type="string">
            <text:p text:style-name="P6">pachy.ravi@gmail.com</text:p>
          </table:table-cell>
        </table:table-row>
        <table:table-row>
          <table:table-cell table:style-name="Tableau2.A7" office:value-type="string">
            <text:p text:style-name="P4"><text:span text:style-name="T1">Toure</text:span> Ahoua Khady</text:p>
          </table:table-cell>
          <table:table-cell table:style-name="Tableau2.B7" office:value-type="string">
            <text:p text:style-name="P6">takamor91@yahoo.fr</text:p>
          </table:table-cell>
        </table:table-row>
      </table:table>
      <text:p text:style-name="Text_20_body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16">Table des matières</text:p>
          </text:index-title>
          <text:p text:style-name="P14"><text:a xlink:type="simple" xlink:href="#__RefHeading__1465_435481345" text:style-name="Internet_20_link" text:visited-style-name="Internet_20_link">1. Objectifs<text:tab/>4</text:a></text:p>
          <text:p text:style-name="P14"><text:a xlink:type="simple" xlink:href="#__RefHeading__1691_1578152125" text:style-name="Internet_20_link" text:visited-style-name="Internet_20_link">2. Acteurs<text:tab/>4</text:a></text:p>
          <text:p text:style-name="P14"><text:a xlink:type="simple" xlink:href="#__RefHeading__1693_1578152125" text:style-name="Internet_20_link" text:visited-style-name="Internet_20_link">3. Points abordés<text:tab/>4</text:a></text:p>
          <text:p text:style-name="P17"><text:a xlink:type="simple" xlink:href="#__RefHeading__3600_1982924859" text:style-name="Internet_20_link" text:visited-style-name="Internet_20_link">3.1. Changements apportés au cahier de charge<text:tab/>5</text:a></text:p>
          <text:p text:style-name="P15"><text:a xlink:type="simple" xlink:href="#__RefHeading__3602_1982924859" text:style-name="Internet_20_link" text:visited-style-name="Internet_20_link">3.1.1. Contexte métier<text:tab/>5</text:a></text:p>
          <text:p text:style-name="P15"><text:a xlink:type="simple" xlink:href="#__RefHeading__3604_1982924859" text:style-name="Internet_20_link" text:visited-style-name="Internet_20_link">3.1.2. Utilisateurs et machines clientes<text:tab/>5</text:a></text:p>
          <text:p text:style-name="P15"><text:a xlink:type="simple" xlink:href="#__RefHeading__3606_1982924859" text:style-name="Internet_20_link" text:visited-style-name="Internet_20_link">3.1.3. Domaine technique<text:tab/>5</text:a></text:p>
          <text:p text:style-name="P15"><text:a xlink:type="simple" xlink:href="#__RefHeading__3608_1982924859" text:style-name="Internet_20_link" text:visited-style-name="Internet_20_link">3.1.4. Mémoire financier<text:tab/>5</text:a></text:p>
          <text:p text:style-name="P15"><text:a xlink:type="simple" xlink:href="#__RefHeading__3610_1982924859" text:style-name="Internet_20_link" text:visited-style-name="Internet_20_link">3.1.5. Norme AFNOR NF XR50-151<text:tab/>6</text:a></text:p>
          <text:p text:style-name="P17"><text:a xlink:type="simple" xlink:href="#__RefHeading__3744_1982924859" text:style-name="Internet_20_link" text:visited-style-name="Internet_20_link">3.2. Objectifs en vue de la prochaine réunion<text:tab/>6</text:a></text:p>
          <text:p text:style-name="P14"><text:a xlink:type="simple" xlink:href="#__RefHeading__3746_1982924859" text:style-name="Internet_20_link" text:visited-style-name="Internet_20_link">4. Fiche d'itération prévisionnelle<text:tab/>6</text:a></text:p>
        </text:index-body>
      </text:table-of-content>
      <text:p text:style-name="Text_20_body"/>
      <text:h text:style-name="P19" text:outline-level="1"><text:bookmark-start text:name="__RefHeading__1465_435481345"/>Objectifs<text:bookmark-end text:name="__RefHeading__1465_435481345"/></text:h>
      <text:p text:style-name="Text_20_body">Ce document rend compte de la réunion du vendredi matin 2014-02-07, déroulée en salle CH301 du campus de Saint-Charles à Marseille de 09:15 à 10:50, entre la maîtrise d'ouvrage <text:variable-get text:name="Client">Garmir Khatch</text:variable-get> et sa maîtrise d'ouvrage <text:variable-get text:name="Prestataire">AmuFsi2014B</text:variable-get>.</text:p>
      <text:p text:style-name="Text_20_body">À cette fin, rappelons que cette réunion se déroule dans le cadre de la demande de prestation d'assistance à maîtrise d'ouvrage (AMO) dont l'objectif est de fournir un <text:span text:style-name="T2">cahier des charges</text:span> répondant aux besoins de la maîtrise d'ouvrage.</text:p>
      <text:h text:style-name="Heading_20_1" text:outline-level="1"><text:bookmark-start text:name="__RefHeading__1691_1578152125"/>Acteurs<text:bookmark-end text:name="__RefHeading__1691_1578152125"/></text:h>
      <text:p text:style-name="Text_20_body">Étaient présents lors de la réunion (et par ordre alphabétique) :</text:p>
      <text:list xml:id="list18886157741" text:style-name="L1">
        <text:list-item>
          <text:p text:style-name="P32">Représentant <text:variable-get text:name="Client">Garmir Khatch</text:variable-get> :</text:p>
          <text:list>
            <text:list-item>
              <text:p text:style-name="P32">M. <text:span text:style-name="T1">Agopian</text:span> Roland<text:tab/><text:tab/>(maîtrise d'ouvrage)</text:p>
            </text:list-item>
          </text:list>
        </text:list-item>
        <text:list-item>
          <text:p text:style-name="P32">Représentant <text:variable-get text:name="Prestataire">AmuFsi2014B</text:variable-get> :</text:p>
          <text:list>
            <text:list-item>
              <text:p text:style-name="P32">M. <text:span text:style-name="T1">Balde</text:span> Ibrahima Sory<text:tab/>(secrétaire)</text:p>
            </text:list-item>
            <text:list-item>
              <text:p text:style-name="P32">M. <text:span text:style-name="T1">Cadon</text:span> Mehdi-Jonathan<text:tab/>(chef de projet)</text:p>
            </text:list-item>
            <text:list-item>
              <text:p text:style-name="P32"><text:span text:style-name="T1">M. Gairoard</text:span> Lionel<text:tab/><text:tab/>(secrétaire)</text:p>
            </text:list-item>
            <text:list-item>
              <text:p text:style-name="P32"><text:span text:style-name="T1">M. Pachy</text:span> Ravi<text:tab/><text:tab/>(secrétaire)</text:p>
            </text:list-item>
            <text:list-item>
              <text:p text:style-name="P32">Mlle. <text:span text:style-name="T1">Toure</text:span> Ahoua Khady<text:tab/>(secrétaire)</text:p>
            </text:list-item>
          </text:list>
        </text:list-item>
      </text:list>
      <text:h text:style-name="Heading_20_1" text:outline-level="1"><text:bookmark-start text:name="__RefHeading__1693_1578152125"/>Points abordés<text:bookmark-end text:name="__RefHeading__1693_1578152125"/></text:h>
      <text:p text:style-name="Text_20_body">Pour commencer, il a été abordé les différentes modifications à apporter aux documents partagés que sont :</text:p>
      <text:list xml:id="list1552880400" text:style-name="L2">
        <text:list-item>
          <text:p text:style-name="P33">Indiquer en vis à vis du nom, le rôle de chaque personne ;</text:p>
        </text:list-item>
        <text:list-item>
          <text:p text:style-name="P33">Indiquer un historique de toutes les actions déjà menées et à mener ;</text:p>
        </text:list-item>
        <text:list-item>
          <text:p text:style-name="P33">Maintenir une introduction à chaque chapitre afin de préciser son contenu ;</text:p>
        </text:list-item>
        <text:list-item>
          <text:p text:style-name="P33">Schématiser dés que possible ;</text:p>
        </text:list-item>
      </text:list>
      <text:p text:style-name="Text_20_body"/>
      <text:h text:style-name="Heading_20_2" text:outline-level="2"><text:bookmark-start text:name="__RefHeading__3600_1982924859"/><text:soft-page-break/>Changements apportés au cahier de charge<text:bookmark-end text:name="__RefHeading__3600_1982924859"/></text:h>
      <text:p text:style-name="Text_20_body">Suite à la présentation de la version 1.0 du cahier des charges, plusieurs éclaircissements ont été apportés à différents niveaux.</text:p>
      <text:h text:style-name="Heading_20_3" text:outline-level="3"><text:bookmark-start text:name="__RefHeading__3602_1982924859"/>Contexte métier<text:bookmark-end text:name="__RefHeading__3602_1982924859"/></text:h>
      <text:p text:style-name="Text_20_body">Il convient de se contenter de décrire, avec le plus d'exactitude possible, l'architecture existante, sans faire l'erreur d'imposer quoi que ce soit dans cette partie du cahier des charges.</text:p>
      <text:p text:style-name="Text_20_body">Par ailleurs il est préférable d'indiquer dans le cahier des charges tout projet connexe susceptible d'impacter directement ou indirectement le projet propre au cahier des charges.</text:p>
      <text:h text:style-name="Heading_20_3" text:outline-level="3"><text:bookmark-start text:name="__RefHeading__3604_1982924859"/>Utilisateurs et machines clientes<text:bookmark-end text:name="__RefHeading__3604_1982924859"/></text:h>
      <text:p text:style-name="Text_20_body">Il paraît important de notifier toutes les compétences techniques internes à la maîtrise d'ouvrage, telles que ses compétences en télécoms, qui peuvent orienter la mise en œuvre du produit final.</text:p>
      <text:p text:style-name="Text_20_body">Également, le cahier des charges devra contenir la description des différents types d'utilisateurs ainsi que leur niveau d'accès au données.</text:p>
      <text:p text:style-name="Text_20_body">Enfin, il faudra détailler les machines clientes sur lesquelles la solution sera implantée, indiquer ce qui sera attendu entre un client léger et un client lourd.</text:p>
      <text:h text:style-name="Heading_20_3" text:outline-level="3"><text:bookmark-start text:name="__RefHeading__3606_1982924859"/>Domaine technique<text:bookmark-end text:name="__RefHeading__3606_1982924859"/></text:h>
      <text:p text:style-name="Text_20_body">Il est apparu nécessaire de préciser la détention, le cas échéant, des solutions de sauvegarde de données, de maintenance, d'antivirus, ainsi que des licences <text:span text:style-name="T3">et brevets</text:span>.</text:p>
      <text:h text:style-name="Heading_20_3" text:outline-level="3"><text:bookmark-start text:name="__RefHeading__3608_1982924859"/>Mémoire financier<text:bookmark-end text:name="__RefHeading__3608_1982924859"/></text:h>
      <text:p text:style-name="Text_20_body">Toute réponse à un cahier des charges doit s'accompagner d'un mémoire financier précisant le prix de toutes les charges (logicielles, matérielles, de service, ...) relatives à la réalisation du projet.</text:p>
      <text:p text:style-name="Text_20_body"/>
      <text:h text:style-name="Heading_20_3" text:outline-level="3"><text:bookmark-start text:name="__RefHeading__3610_1982924859"/><text:soft-page-break/>Norme AFNOR NF XR50-15<text:bookmark text:name="Plan-type_selon_la_norme_AFNOR_NF_X50-151"/>1<text:bookmark-end text:name="__RefHeading__3610_1982924859"/></text:h>
      <text:p text:style-name="Text_20_body">Après présentation de la norme AFNOR NF XR50-151, il a été énoncé le souhait de suivre cette dernière dans la réalisation du cahier des charges. Pour rappel, cette norme propose un plan type de rédaction de cahier des charges applicable à tous types de projets.</text:p>
      <text:h text:style-name="Heading_20_2" text:outline-level="2"><text:bookmark-start text:name="__RefHeading__3744_1982924859"/>Objectifs en vue de la prochaine réunion<text:bookmark-end text:name="__RefHeading__3744_1982924859"/></text:h>
      <text:p text:style-name="Text_20_body">Pour la prochaine réunion, il a été demandé de finir la réalisation du cahier des charges. Une version finale ou, dans le pire des cas, quasi-finale sera donc attendue.</text:p>
      <text:h text:style-name="P20" text:outline-level="1"><text:bookmark-start text:name="__RefHeading__3746_1982924859"/>Fiche d'itération prévisionnelle – Itération 2<text:bookmark-end text:name="__RefHeading__3746_1982924859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 table:number-columns-repeated="5"/>
        <table:table-row>
          <table:table-cell table:style-name="Tableau7.A1" table:number-columns-spanned="2" office:value-type="string">
            <text:p text:style-name="P27">Nom de la tâche</text:p>
          </table:table-cell>
          <table:covered-table-cell/>
          <table:table-cell table:style-name="Tableau7.A1" office:value-type="string">
            <text:p text:style-name="P28">Durée estimée</text:p>
          </table:table-cell>
          <table:table-cell table:style-name="Tableau7.D1" table:number-columns-spanned="5" office:value-type="string">
            <text:p text:style-name="P28">Ressources affecté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25"/>
          </table:table-cell>
          <table:covered-table-cell/>
          <table:table-cell table:style-name="Tableau7.C2" office:value-type="string">
            <text:p text:style-name="P26"/>
          </table:table-cell>
          <table:table-cell table:style-name="Tableau7.D2" office:value-type="string">
            <text:p text:style-name="P26">Balde</text:p>
          </table:table-cell>
          <table:table-cell table:style-name="Tableau7.E2" office:value-type="string">
            <text:p text:style-name="P26">Cadon</text:p>
          </table:table-cell>
          <table:table-cell table:style-name="Tableau7.F2" office:value-type="string">
            <text:p text:style-name="P26">Gairoard</text:p>
          </table:table-cell>
          <table:table-cell table:style-name="Tableau7.G2" office:value-type="string">
            <text:p text:style-name="P26">Pachy</text:p>
          </table:table-cell>
          <table:table-cell table:style-name="Tableau7.H2" office:value-type="string">
            <text:p text:style-name="P26">Toure</text:p>
          </table:table-cell>
        </table:table-row>
        <table:table-row>
          <table:table-cell table:style-name="Tableau7.A3" table:number-columns-spanned="2" office:value-type="string">
            <text:p text:style-name="P23">Compte rendu de la réunion du 2014-02-14 (CR)</text:p>
          </table:table-cell>
          <table:covered-table-cell/>
          <table:table-cell table:style-name="Tableau7.C3" office:value-type="string">
            <text:p text:style-name="P24"/>
          </table:table-cell>
          <table:table-cell table:style-name="Tableau7.D3" office:value-type="string">
            <text:p text:style-name="P24"/>
          </table:table-cell>
          <table:table-cell table:style-name="Tableau7.E3" office:value-type="string">
            <text:p text:style-name="P24"/>
          </table:table-cell>
          <table:table-cell table:style-name="Tableau7.F3" office:value-type="string">
            <text:p text:style-name="P24"/>
          </table:table-cell>
          <table:table-cell table:style-name="Tableau7.G3" office:value-type="string">
            <text:p text:style-name="P24"/>
          </table:table-cell>
          <table:table-cell table:style-name="Tableau7.H3" office:value-type="string">
            <text:p text:style-name="P24"/>
          </table:table-cell>
        </table:table-row>
        <table:table-row>
          <table:table-cell table:style-name="Tableau7.A4" table:number-columns-spanned="2" office:value-type="string">
            <text:p text:style-name="P29">Tour 1/2</text:p>
          </table:table-cell>
          <table:covered-table-cell/>
          <table:table-cell table:style-name="Tableau7.C4" office:value-type="string">
            <text:p text:style-name="P22">4h</text:p>
          </table:table-cell>
          <table:table-cell table:style-name="Tableau7.D4" office:value-type="string">
            <text:p text:style-name="P22"/>
          </table:table-cell>
          <table:table-cell table:style-name="Tableau7.E4" office:value-type="string">
            <text:p text:style-name="P22"/>
          </table:table-cell>
          <table:table-cell table:style-name="Tableau7.F4" office:value-type="string">
            <text:p text:style-name="P22"/>
          </table:table-cell>
          <table:table-cell table:style-name="Tableau7.G4" office:value-type="string">
            <text:p text:style-name="P22"/>
          </table:table-cell>
          <table:table-cell table:style-name="Tableau7.H4" office:value-type="string">
            <text:p text:style-name="P22"/>
          </table:table-cell>
        </table:table-row>
        <table:table-row>
          <table:table-cell table:style-name="Tableau7.A5" table:number-columns-spanned="2" office:value-type="string">
            <text:p text:style-name="P29">Tour 2/2</text:p>
          </table:table-cell>
          <table:covered-table-cell/>
          <table:table-cell table:style-name="Tableau7.C5" office:value-type="string">
            <text:p text:style-name="P22">2h</text:p>
          </table:table-cell>
          <table:table-cell table:style-name="Tableau7.D4" office:value-type="string">
            <text:p text:style-name="P22"/>
          </table:table-cell>
          <table:table-cell table:style-name="Tableau7.E5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G5" office:value-type="string">
            <text:p text:style-name="P22"/>
          </table:table-cell>
          <table:table-cell table:style-name="Tableau7.H5" office:value-type="string">
            <text:p text:style-name="P22"/>
          </table:table-cell>
        </table:table-row>
        <table:table-row>
          <table:table-cell table:style-name="Tableau7.A6" table:number-columns-spanned="2" office:value-type="string">
            <text:p text:style-name="P29">Relecture et approbation</text:p>
          </table:table-cell>
          <table:covered-table-cell/>
          <table:table-cell table:style-name="Tableau7.C6" office:value-type="string">
            <text:p text:style-name="P22">1h</text:p>
          </table:table-cell>
          <table:table-cell table:style-name="Tableau7.D4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F6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H4" office:value-type="string">
            <text:p text:style-name="P22"/>
          </table:table-cell>
        </table:table-row>
        <table:table-row>
          <table:table-cell table:style-name="Tableau7.A7" table:number-columns-spanned="2" office:value-type="string">
            <text:p text:style-name="P29">Envoi (par le chef de projet)</text:p>
          </table:table-cell>
          <table:covered-table-cell/>
          <table:table-cell table:style-name="Tableau7.C7" office:value-type="string">
            <text:p text:style-name="P22">-</text:p>
          </table:table-cell>
          <table:table-cell table:style-name="Tableau7.D7" office:value-type="string">
            <text:p text:style-name="P22"/>
          </table:table-cell>
          <table:table-cell table:style-name="Tableau7.E7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G7" office:value-type="string">
            <text:p text:style-name="P22"/>
          </table:table-cell>
          <table:table-cell table:style-name="Tableau7.H7" office:value-type="string">
            <text:p text:style-name="P22"/>
          </table:table-cell>
        </table:table-row>
        <table:table-row>
          <table:table-cell table:style-name="Tableau7.A8" table:number-columns-spanned="2" office:value-type="string">
            <text:p text:style-name="P21"/>
          </table:table-cell>
          <table:covered-table-cell/>
          <table:table-cell table:style-name="Tableau7.C8" office:value-type="string">
            <text:p text:style-name="P22"/>
          </table:table-cell>
          <table:table-cell table:style-name="Tableau7.D8" office:value-type="string">
            <text:p text:style-name="P22"/>
          </table:table-cell>
          <table:table-cell table:style-name="Tableau7.E8" office:value-type="string">
            <text:p text:style-name="P22"/>
          </table:table-cell>
          <table:table-cell table:style-name="Tableau7.F8" office:value-type="string">
            <text:p text:style-name="P22"/>
          </table:table-cell>
          <table:table-cell table:style-name="Tableau7.G8" office:value-type="string">
            <text:p text:style-name="P22"/>
          </table:table-cell>
          <table:table-cell table:style-name="Tableau7.H8" office:value-type="string">
            <text:p text:style-name="P22"/>
          </table:table-cell>
        </table:table-row>
        <table:table-row>
          <table:table-cell table:style-name="Tableau7.A9" table:number-columns-spanned="2" office:value-type="string">
            <text:p text:style-name="P23">Cahier des charges fonctionnel (CdCF)</text:p>
          </table:table-cell>
          <table:covered-table-cell/>
          <table:table-cell table:style-name="Tableau7.C9" office:value-type="string">
            <text:p text:style-name="P24"/>
          </table:table-cell>
          <table:table-cell table:style-name="Tableau7.D9" office:value-type="string">
            <text:p text:style-name="P24"/>
          </table:table-cell>
          <table:table-cell table:style-name="Tableau7.E9" office:value-type="string">
            <text:p text:style-name="P24"/>
          </table:table-cell>
          <table:table-cell table:style-name="Tableau7.F9" office:value-type="string">
            <text:p text:style-name="P24"/>
          </table:table-cell>
          <table:table-cell table:style-name="Tableau7.G9" office:value-type="string">
            <text:p text:style-name="P24"/>
          </table:table-cell>
          <table:table-cell table:style-name="Tableau7.H9" office:value-type="string">
            <text:p text:style-name="P24"/>
          </table:table-cell>
        </table:table-row>
        <table:table-row>
          <table:table-cell table:style-name="Tableau7.A23" table:number-columns-spanned="2" office:value-type="string">
            <text:p text:style-name="P29">Mise en respect de la norme AFNOR NF XR50-151</text:p>
          </table:table-cell>
          <table:covered-table-cell/>
          <table:table-cell table:style-name="Tableau7.C23" office:value-type="string">
            <text:p text:style-name="P22">4h</text:p>
          </table:table-cell>
          <table:table-cell table:style-name="Tableau7.D10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G22" office:value-type="string">
            <text:p text:style-name="P22"/>
          </table:table-cell>
          <table:table-cell table:style-name="Tableau7.H10" office:value-type="string">
            <text:p text:style-name="P22"/>
          </table:table-cell>
        </table:table-row>
        <table:table-row>
          <table:table-cell table:style-name="Tableau7.A19" table:number-rows-spanned="3" office:value-type="string">
            <text:p text:style-name="P29">Partie 1 : « Présentation générale du problème »</text:p>
          </table:table-cell>
          <table:table-cell table:style-name="Tableau7.B19" office:value-type="string">
            <text:p text:style-name="P30">Tour 1/3</text:p>
          </table:table-cell>
          <table:table-cell table:style-name="Tableau7.C23" office:value-type="string">
            <text:p text:style-name="P22">8h</text:p>
          </table:table-cell>
          <table:table-cell table:style-name="Tableau7.D11" office:value-type="string">
            <text:p text:style-name="P22"/>
          </table:table-cell>
          <table:table-cell table:style-name="Tableau7.E23" office:value-type="string">
            <text:p text:style-name="P22"/>
          </table:table-cell>
          <table:table-cell table:style-name="Tableau7.F12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H13" office:value-type="string">
            <text:p text:style-name="P22"/>
          </table:table-cell>
        </table:table-row>
        <table:table-row>
          <table:covered-table-cell/>
          <table:table-cell table:style-name="Tableau7.B19" office:value-type="string">
            <text:p text:style-name="P30">Tour 2/3</text:p>
          </table:table-cell>
          <table:table-cell table:style-name="Tableau7.C23" office:value-type="string">
            <text:p text:style-name="P22">4h</text:p>
          </table:table-cell>
          <table:table-cell table:style-name="Tableau7.D12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F12" office:value-type="string">
            <text:p text:style-name="P22"/>
          </table:table-cell>
          <table:table-cell table:style-name="Tableau7.G22" office:value-type="string">
            <text:p text:style-name="P22"/>
          </table:table-cell>
          <table:table-cell table:style-name="Tableau7.H4" office:value-type="string">
            <text:p text:style-name="P22"/>
          </table:table-cell>
        </table:table-row>
        <table:table-row>
          <table:covered-table-cell/>
          <table:table-cell table:style-name="Tableau7.B19" office:value-type="string">
            <text:p text:style-name="P30">Tour 3/3</text:p>
          </table:table-cell>
          <table:table-cell table:style-name="Tableau7.C23" office:value-type="string">
            <text:p text:style-name="P22">2h</text:p>
          </table:table-cell>
          <table:table-cell table:style-name="Tableau7.D4" office:value-type="string">
            <text:p text:style-name="P22"/>
          </table:table-cell>
          <table:table-cell table:style-name="Tableau7.E23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G22" office:value-type="string">
            <text:p text:style-name="P22"/>
          </table:table-cell>
          <table:table-cell table:style-name="Tableau7.H13" office:value-type="string">
            <text:p text:style-name="P22"/>
          </table:table-cell>
        </table:table-row>
        <table:table-row>
          <table:table-cell table:style-name="Tableau7.A19" table:number-rows-spanned="3" office:value-type="string">
            <text:p text:style-name="P29">Partie 2 : « Expression fonctionnelle du besoin »</text:p>
          </table:table-cell>
          <table:table-cell table:style-name="Tableau7.B19" office:value-type="string">
            <text:p text:style-name="P30">Tour 1/3</text:p>
          </table:table-cell>
          <table:table-cell table:style-name="Tableau7.C23" office:value-type="string">
            <text:p text:style-name="P22">8h</text:p>
          </table:table-cell>
          <table:table-cell table:style-name="Tableau7.D4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F16" office:value-type="string">
            <text:p text:style-name="P22"/>
          </table:table-cell>
          <table:table-cell table:style-name="Tableau7.G22" office:value-type="string">
            <text:p text:style-name="P22"/>
          </table:table-cell>
          <table:table-cell table:style-name="Tableau7.H4" office:value-type="string">
            <text:p text:style-name="P22"/>
          </table:table-cell>
        </table:table-row>
        <table:table-row>
          <table:covered-table-cell/>
          <table:table-cell table:style-name="Tableau7.B19" office:value-type="string">
            <text:p text:style-name="P30">Tour 2/3</text:p>
          </table:table-cell>
          <table:table-cell table:style-name="Tableau7.C23" office:value-type="string">
            <text:p text:style-name="P22">4h</text:p>
          </table:table-cell>
          <table:table-cell table:style-name="Tableau7.D12" office:value-type="string">
            <text:p text:style-name="P22"/>
          </table:table-cell>
          <table:table-cell table:style-name="Tableau7.E23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G22" office:value-type="string">
            <text:p text:style-name="P22"/>
          </table:table-cell>
          <table:table-cell table:style-name="Tableau7.H16" office:value-type="string">
            <text:p text:style-name="P22"/>
          </table:table-cell>
        </table:table-row>
        <table:table-row>
          <table:covered-table-cell/>
          <table:table-cell table:style-name="Tableau7.B19" office:value-type="string">
            <text:p text:style-name="P30">Tour 3/3</text:p>
          </table:table-cell>
          <table:table-cell table:style-name="Tableau7.C23" office:value-type="string">
            <text:p text:style-name="P22">2h</text:p>
          </table:table-cell>
          <table:table-cell table:style-name="Tableau7.D12" office:value-type="string">
            <text:p text:style-name="P22"/>
          </table:table-cell>
          <table:table-cell table:style-name="Tableau7.E23" office:value-type="string">
            <text:p text:style-name="P22"/>
          </table:table-cell>
          <table:table-cell table:style-name="Tableau7.F16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H16" office:value-type="string">
            <text:p text:style-name="P22"/>
          </table:table-cell>
        </table:table-row>
        <table:table-row>
          <table:table-cell table:style-name="Tableau7.A19" table:number-rows-spanned="3" office:value-type="string">
            <text:p text:style-name="P29">Partie 3 : « Cadre de réponse »</text:p>
          </table:table-cell>
          <table:table-cell table:style-name="Tableau7.B19" office:value-type="string">
            <text:p text:style-name="P30">Tour 1/3</text:p>
          </table:table-cell>
          <table:table-cell table:style-name="Tableau7.C23" office:value-type="string">
            <text:p text:style-name="P22">8h</text:p>
          </table:table-cell>
          <table:table-cell table:style-name="Tableau7.D12" office:value-type="string">
            <text:p text:style-name="P22"/>
          </table:table-cell>
          <table:table-cell table:style-name="Tableau7.E23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G22" office:value-type="string">
            <text:p text:style-name="P22"/>
          </table:table-cell>
          <table:table-cell table:style-name="Tableau7.H18" office:value-type="string">
            <text:p text:style-name="P22"/>
          </table:table-cell>
        </table:table-row>
        <table:table-row>
          <table:covered-table-cell/>
          <table:table-cell table:style-name="Tableau7.B19" office:value-type="string">
            <text:p text:style-name="P30">Tour 2/3</text:p>
          </table:table-cell>
          <table:table-cell table:style-name="Tableau7.C23" office:value-type="string">
            <text:p text:style-name="P22">4h</text:p>
          </table:table-cell>
          <table:table-cell table:style-name="Tableau7.D4" office:value-type="string">
            <text:p text:style-name="P22"/>
          </table:table-cell>
          <table:table-cell table:style-name="Tableau7.E23" office:value-type="string">
            <text:p text:style-name="P22"/>
          </table:table-cell>
          <table:table-cell table:style-name="Tableau7.F19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H18" office:value-type="string">
            <text:p text:style-name="P22"/>
          </table:table-cell>
        </table:table-row>
        <table:table-row>
          <table:covered-table-cell/>
          <table:table-cell table:style-name="Tableau7.B19" office:value-type="string">
            <text:p text:style-name="P30">Tour 3/3</text:p>
          </table:table-cell>
          <table:table-cell table:style-name="Tableau7.C23" office:value-type="string">
            <text:p text:style-name="P22">2h</text:p>
          </table:table-cell>
          <table:table-cell table:style-name="Tableau7.D12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F19" office:value-type="string">
            <text:p text:style-name="P22"/>
          </table:table-cell>
          <table:table-cell table:style-name="Tableau7.G22" office:value-type="string">
            <text:p text:style-name="P22"/>
          </table:table-cell>
          <table:table-cell table:style-name="Tableau7.H4" office:value-type="string">
            <text:p text:style-name="P22"/>
          </table:table-cell>
        </table:table-row>
        <table:table-row>
          <table:table-cell table:style-name="Tableau7.A23" table:number-columns-spanned="2" office:value-type="string">
            <text:p text:style-name="P29">Relecture et approbation</text:p>
          </table:table-cell>
          <table:covered-table-cell/>
          <table:table-cell table:style-name="Tableau7.C23" office:value-type="string">
            <text:p text:style-name="P22">1h</text:p>
          </table:table-cell>
          <table:table-cell table:style-name="Tableau7.D4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H4" office:value-type="string">
            <text:p text:style-name="P22"/>
          </table:table-cell>
        </table:table-row>
        <table:table-row>
          <table:table-cell table:style-name="Tableau7.A23" table:number-columns-spanned="2" office:value-type="string">
            <text:p text:style-name="P29"/>
          </table:table-cell>
          <table:covered-table-cell/>
          <table:table-cell table:style-name="Tableau7.C23" office:value-type="string">
            <text:p text:style-name="P22"/>
          </table:table-cell>
          <table:table-cell table:style-name="Tableau7.D21" office:value-type="string">
            <text:p text:style-name="P22"/>
          </table:table-cell>
          <table:table-cell table:style-name="Tableau7.E23" office:value-type="string">
            <text:p text:style-name="P22"/>
          </table:table-cell>
          <table:table-cell table:style-name="Tableau7.F21" office:value-type="string">
            <text:p text:style-name="P22"/>
          </table:table-cell>
          <table:table-cell table:style-name="Tableau7.G22" office:value-type="string">
            <text:p text:style-name="P22"/>
          </table:table-cell>
          <table:table-cell table:style-name="Tableau7.H21" office:value-type="string">
            <text:p text:style-name="P22"/>
          </table:table-cell>
        </table:table-row>
        <table:table-row>
          <table:table-cell table:style-name="Tableau7.A23" table:number-columns-spanned="2" office:value-type="string">
            <text:p text:style-name="P23">Plan d'Assurance Qualité (PAQ)</text:p>
          </table:table-cell>
          <table:covered-table-cell/>
          <table:table-cell table:style-name="Tableau7.C23" office:value-type="string">
            <text:p text:style-name="P24"/>
          </table:table-cell>
          <table:table-cell table:style-name="Tableau7.D22" office:value-type="string">
            <text:p text:style-name="P24"/>
          </table:table-cell>
          <table:table-cell table:style-name="Tableau7.E23" office:value-type="string">
            <text:p text:style-name="P24"/>
          </table:table-cell>
          <table:table-cell table:style-name="Tableau7.F22" office:value-type="string">
            <text:p text:style-name="P24"/>
          </table:table-cell>
          <table:table-cell table:style-name="Tableau7.G22" office:value-type="string">
            <text:p text:style-name="P24"/>
          </table:table-cell>
          <table:table-cell table:style-name="Tableau7.H22" office:value-type="string">
            <text:p text:style-name="P24"/>
          </table:table-cell>
        </table:table-row>
        <table:table-row>
          <table:table-cell table:style-name="Tableau7.A23" table:number-columns-spanned="2" office:value-type="string">
            <text:p text:style-name="P29">Mise à jour en fonction de la réunion du 2014-02-14</text:p>
          </table:table-cell>
          <table:covered-table-cell/>
          <table:table-cell table:style-name="Tableau7.C23" office:value-type="string">
            <text:p text:style-name="P22">2h</text:p>
          </table:table-cell>
          <table:table-cell table:style-name="Tableau7.D23" office:value-type="string">
            <text:p text:style-name="P22"/>
          </table:table-cell>
          <table:table-cell table:style-name="Tableau7.E23" office:value-type="string">
            <text:p text:style-name="P22"/>
          </table:table-cell>
          <table:table-cell table:style-name="Tableau7.F23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H23" office:value-type="string">
            <text:p text:style-name="P22"/>
          </table:table-cell>
        </table:table-row>
        <table:table-row>
          <table:table-cell table:style-name="Tableau7.A24" table:number-columns-spanned="2" office:value-type="string">
            <text:p text:style-name="P29">Relecture et approbation</text:p>
          </table:table-cell>
          <table:covered-table-cell/>
          <table:table-cell table:style-name="Tableau7.C24" office:value-type="string">
            <text:p text:style-name="P22">1h</text:p>
          </table:table-cell>
          <table:table-cell table:style-name="Tableau7.D4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D4" office:value-type="string">
            <text:p text:style-name="P22"/>
          </table:table-cell>
          <table:table-cell table:style-name="Tableau7.H4" office:value-type="string">
            <text:p text:style-name="P2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DejaVu Serif Condensed" svg:font-family="'DejaVu Serif Condensed'" style:font-adornments="Book" style:font-family-generic="roman" style:font-pitch="variable"/>
    <style:font-face style:name="DejaVu Serif Condensed1" svg:font-family="'DejaVu Serif Condensed'" style:font-adornments="Gras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8" draw:display-name="Gradient 8" draw:style="linear" draw:start-color="#c0c0c0" draw:end-color="#ffffff" draw:start-intensity="100%" draw:end-intensity="100%" draw:angle="900" draw:border="0%"/>
    <draw:stroke-dash draw:name="Line_20_Style_20_1" draw:display-name="Line Style 1" draw:style="rect" draw:dots1="1" draw:dots1-length="0.397cm" draw:dots2="1" draw:dots2-length="0.397cm" draw:distance="0.39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 Condensed"/>
    </style:style>
    <style:style style:name="Heading" style:family="paragraph" style:parent-style-name="Standard" style:next-style-name="Text_20_body" style:class="text">
      <style:paragraph-properties fo:margin-top="0.4cm" fo:margin-bottom="0.199cm" style:shadow="none" fo:keep-with-next="always" style:join-border="false"/>
      <style:text-properties fo:font-variant="small-caps" fo:color="#006699" style:font-name="DejaVu Serif Condensed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margin-top="0cm" fo:margin-bottom="0cm" fo:text-align="center" style:justify-single-word="false" fo:background-color="#006699" fo:padding="0.049cm" fo:border="0.06pt solid #000000" style:shadow="none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ffffff"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re_20_d_27_en-tête" style:display-name="Titre d'en-tête" style:family="paragraph" style:parent-style-name="Header" style:master-page-name="">
      <style:paragraph-properties fo:margin-top="0.199cm" fo:margin-bottom="0.199cm" style:page-number="auto"/>
      <style:text-properties fo:font-variant="small-caps" fo:font-size="14pt" fo:font-weight="bold"/>
    </style:style>
    <style:style style:name="Sous-titre_20_d_27_en-tête" style:display-name="Sous-titre d'en-tête" style:family="paragraph" style:parent-style-name="Titre_20_d_27_en-tête">
      <style:paragraph-properties fo:margin-top="0.101cm" fo:margin-bottom="0.101cm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199cm" style:page-number="auto" fo:padding="0.049cm" fo:border="0.06pt solid #000000" style:shadow="#006699 0.199cm 0.199cm" style:join-border="false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-left="none" fo:border-right="0.06pt solid #000000" fo:border-top="none" fo:border-bottom="0.06pt solid #000000" style:shadow="#3399ff 0.199cm 0.199cm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06pt solid #000000" style:shadow="#99ccff 0.199cm 0.199cm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padding="0cm" fo:border-left="none" fo:border-right="none" fo:border-top="none" fo:border-bottom="0.06pt solid #000000" style:shadow="#cfe7f5 0.199cm 0.199cm" style:join-border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padding="0cm" fo:border-left="none" fo:border-right="none" fo:border-top="none" fo:border-bottom="0.06pt solid #000000" style:shadow="#ffffff 0.199cm 0.199cm" style:join-border="false"/>
      <style:text-properties fo:font-size="14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padding="0cm" fo:border-left="none" fo:border-right="none" fo:border-top="none" fo:border-bottom="0.06pt solid #006699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padding="0cm" fo:border-left="none" fo:border-right="none" fo:border-top="none" fo:border-bottom="0.06pt solid #3399ff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padding="0cm" fo:border-left="none" fo:border-right="none" fo:border-top="none" fo:border-bottom="0.06pt solid #99ccff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padding="0cm" fo:border-left="none" fo:border-right="none" fo:border-top="none" fo:border-bottom="0.06pt solid #cfe7f5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padding="0cm" fo:border-left="none" fo:border-right="none" fo:border-top="none" fo:border-bottom="0.06pt solid #ffffff" style:shadow="#ffffff 0.199cm 0.199cm" style:join-border="false"/>
      <style:text-properties fo:font-size="14pt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margin-top="0.199cm" fo:margin-bottom="0.199cm"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fo:padding="0.049cm" fo:border="0.06pt solid #000000" style:shadow="#006699 0.18cm 0.18cm" text:number-lines="false" text:line-number="0"/>
      <style:text-properties fo:font-size="115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itre_20_hors_20_contenu" style:display-name="Titre hors contenu" style:family="paragraph" style:parent-style-name="Heading_20_1" style:default-outline-level="" style:list-style-name="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_5f_d_5f_en_5f_tete" style:display-name="Tableau_d_en_tete" style:family="table">
      <style:table-properties style:width="17cm" table:align="margins"/>
    </style:style>
    <style:style style:name="Tableau_5f_d_5f_en_5f_tete.A" style:display-name="Tableau_d_en_tete.A" style:family="table-column">
      <style:table-column-properties style:column-width="4.001cm" style:rel-column-width="15421*"/>
    </style:style>
    <style:style style:name="Tableau_5f_d_5f_en_5f_tete.B" style:display-name="Tableau_d_en_tete.B" style:family="table-column">
      <style:table-column-properties style:column-width="8.999cm" style:rel-column-width="34691*"/>
    </style:style>
    <style:style style:name="Tableau_5f_d_5f_en_5f_tete.C" style:display-name="Tableau_d_en_tete.C" style:family="table-column">
      <style:table-column-properties style:column-width="4.001cm" style:rel-column-width="15423*"/>
    </style:style>
    <style:style style:name="Tableau_5f_d_5f_en_5f_tete.1" style:display-name="Tableau_d_en_tete.1" style:family="table-row">
      <style:table-row-properties style:row-height="3cm"/>
    </style:style>
    <style:style style:name="Tableau_5f_d_5f_en_5f_tete.A1" style:display-name="Tableau_d_en_tete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 xlink:href="Pictures/10000201000004000000030058162FA2.png" xlink:type="simple" xlink:actuate="onLoad" style:repeat="stretch"/>
      </style:table-cell-properties>
    </style:style>
    <style:style style:name="Tableau_5f_d_5f_en_5f_tete.B1" style:display-name="Tableau_d_en_tete.B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au_5f_d_5f_en_5f_tete.C1" style:display-name="Tableau_d_en_tete.C1" style:family="table-cell">
      <style:table-cell-properties style:vertical-align="middle" fo:background-color="transparent" fo:padding="0.097cm" fo:border-left="0.05pt solid #000000" fo:border-right="0.05pt solid #000000" fo:border-top="0.05pt solid #000000" fo:border-bottom="none">
        <style:background-image xlink:href="Pictures/100000000000011F00000067397EEB86.png" xlink:type="simple" xlink:actuate="onLoad" style:position="center center" style:repeat="no-repeat"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Header">
      <style:paragraph-properties fo:background-color="#006699" fo:padding="0.049cm" fo:border="0.06pt solid #000000" style:shadow="none">
        <style:background-image/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leau_d_en_tete" table:style-name="Tableau_5f_d_5f_en_5f_tete">
          <table:table-column table:style-name="Tableau_5f_d_5f_en_5f_tete.A"/>
          <table:table-column table:style-name="Tableau_5f_d_5f_en_5f_tete.B"/>
          <table:table-column table:style-name="Tableau_5f_d_5f_en_5f_tete.C"/>
          <table:table-row table:style-name="Tableau_5f_d_5f_en_5f_tete.1">
            <table:table-cell table:style-name="Tableau_5f_d_5f_en_5f_tete.A1" office:value-type="string">
              <text:p text:style-name="Header"/>
            </table:table-cell>
            <table:table-cell table:style-name="Tableau_5f_d_5f_en_5f_tete.B1" office:value-type="string">
              <text:p text:style-name="Titre_20_d_27_en-tête"><text:variable-get text:name="Client">Garmir Khatch</text:variable-get> - <text:variable-get text:name="Prestataire">AmuFsi2014B</text:variable-get></text:p>
              <text:p text:style-name="Sous-titre_20_d_27_en-tête"><text:title>Demande de pestation d'AMO</text:title></text:p>
              <text:p text:style-name="Sous-titre_20_d_27_en-tête"><text:subject>Compte rendu de réunion du 2014-02-14</text:subject></text:p>
            </table:table-cell>
            <table:table-cell table:style-name="Tableau_5f_d_5f_en_5f_tete.C1" office:value-type="string">
              <text:p text:style-name="MP1"/>
            </table:table-cell>
          </table:table-row>
        </table:table>
        <table:table table:name="Tableau3" table:style-name="Tableau3">
          <table:table-column table:style-name="Tableau3.A" table:number-columns-repeated="3"/>
          <table:table-row>
            <table:table-cell table:style-name="Tableau3.A1" office:value-type="string">
              <text:p text:style-name="MP2">Référence : <text:variable-get text:name="Référence">GK-AF2014-AMO-CR-002</text:variable-get></text:p>
            </table:table-cell>
            <table:table-cell table:style-name="Tableau3.A1" office:value-type="string">
              <text:p text:style-name="MP2">Date : <text:date style:data-style-name="N84" text:date-value="2014-02-18T12:36:27.99">2014-02-18</text:date></text:p>
            </table:table-cell>
            <table:table-cell table:style-name="Tableau3.C1" office:value-type="string">
              <text:p text:style-name="MP2">Version : <text:user-defined style:data-style-name="N0" text:name="Numéro du document">1.2</text:user-defined></text:p>
            </table:table-cell>
          </table:table-row>
        </table:table>
        <text:p text:style-name="MP3"/>
      </style:header>
      <style:footer>
        <text:p text:style-name="Footer"><text:page-number text:select-page="current">5</text:page-number> / <text:page-count>7</text:page-count></text:p>
      </style:footer>
    </style:master-page>
    <style:master-page style:name="First_20_Page" style:display-name="First Page" style:page-layout-name="Mpm2" style:next-style-name="Standard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15:06:14</meta:creation-date>
    <meta:editing-duration>P0D</meta:editing-duration>
    <meta:editing-cycles>1</meta:editing-cycles>
    <meta:generator>LibreOffice/3.5$Linux_x86 LibreOffice_project/350m1$Build-2</meta:generator>
    <dc:title>Demande de pestation d'AMO</dc:title>
    <dc:subject>Compte rendu de réunion du 2014-02-14</dc:subject>
    <meta:document-statistic meta:table-count="7" meta:image-count="0" meta:object-count="0" meta:page-count="7" meta:paragraph-count="149" meta:word-count="819" meta:character-count="4778" meta:non-whitespace-character-count="4388"/>
    <meta:user-defined meta:name="Client">Garmir Khatch</meta:user-defined>
    <meta:user-defined meta:name="Numéro du document">1.2</meta:user-defined>
    <meta:user-defined meta:name="Référence">GK-AF2014B-AMO-CC</meta:user-defined>
    <meta:user-defined meta:name="Éditeur">Amu Fsi 2014 B</meta:user-defined>
  </office:meta>
</office:document-meta>
</file>